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7b170" officeooo:paragraph-rsid="0017b170"/>
    </style:style>
    <style:style style:name="P2" style:family="paragraph" style:parent-style-name="Standard">
      <style:paragraph-properties fo:text-align="justify" style:justify-single-word="false"/>
      <style:text-properties officeooo:rsid="00229d9e" officeooo:paragraph-rsid="00229d9e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7b170" officeooo:paragraph-rsid="0017b170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officeooo:rsid="00147892" officeooo:paragraph-rsid="00147892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officeooo:rsid="0017b170" officeooo:paragraph-rsid="0017b170"/>
    </style:style>
    <style:style style:name="P6" style:family="paragraph" style:parent-style-name="Standard">
      <style:paragraph-properties fo:text-align="justify" style:justify-single-word="false"/>
      <style:text-properties officeooo:rsid="0017b170" officeooo:paragraph-rsid="0036e701"/>
    </style:style>
    <style:style style:name="P7" style:family="paragraph" style:parent-style-name="Standard">
      <style:paragraph-properties fo:text-align="justify" style:justify-single-word="false"/>
      <style:text-properties officeooo:rsid="0036e701" officeooo:paragraph-rsid="0036e701"/>
    </style:style>
    <style:style style:name="T1" style:family="text">
      <style:text-properties officeooo:rsid="00164c07"/>
    </style:style>
    <style:style style:name="T2" style:family="text">
      <style:text-properties officeooo:rsid="00196dfa"/>
    </style:style>
    <style:style style:name="T3" style:family="text">
      <style:text-properties officeooo:rsid="001be10f"/>
    </style:style>
    <style:style style:name="T4" style:family="text">
      <style:text-properties officeooo:rsid="001f3f79"/>
    </style:style>
    <style:style style:name="T5" style:family="text">
      <style:text-properties officeooo:rsid="003269bb"/>
    </style:style>
    <style:style style:name="T6" style:family="text">
      <style:text-properties officeooo:rsid="003a97cc"/>
    </style:style>
    <style:style style:name="T7" style:family="text">
      <style:text-properties officeooo:rsid="003cdc4f"/>
    </style:style>
    <style:style style:name="T8" style:family="text">
      <style:text-properties officeooo:rsid="004138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me: Matheus <text:span text:style-name="T1">Antonio</text:span></text:p>
      <text:p text:style-name="P3">Descrição do desenvolvimento <text:span text:style-name="T2">do front-end de uma loja virtual de CDs e DVDs</text:span></text:p>
      <text:p text:style-name="P1"><text:tab/><text:span text:style-name="T3">O front-end desenvolvido possui duas páginas, sendo uma página responsável pela apresentação dos genêros músicais, dos Cds/DVDs de cada genêro e também os CDs e DVDs mais vendidos, a outra página apresenta um formulário para cadastro de clientes da loja. As duas páginas desenvolvidas possuem layout responsivo. </text:span></text:p>
      <text:p text:style-name="P1"><text:tab/><text:span text:style-name="T4">Na página index.html foram desenvolvidos os layouts presentes no diretório layout/index/ .</text:span></text:p>
      <text:p text:style-name="P6"><text:tab/><text:span text:style-name="T5">Os componentes CSS utilizados na página index.html foram: NavBar, Buttons, Forms, Card e Thumbnail, já os componentes javascript utilizados foram: Modal, Carousel, Tooltip e</text:span></text:p>
      <text:p text:style-name="P7">Collapse.</text:p>
      <text:p text:style-name="P7"><text:tab/><text:span text:style-name="T6">O objetivo da página index.html é prover alguns genêros músicais para que o usuário possa selecionar os CDs e DVDs por genêro músical, uma vez que o usário pode visualizar um CD/DVD ele poderá ver as músicais presentes no produto em um modal. Será apresentado ao usuário uma sessão com os CDs mais vendidos, uma sessão com os genêros mais visitados e uma sessão com os DVDs mais vendidos.</text:span></text:p>
      <text:p text:style-name="P7"><text:tab/><text:span text:style-name="T7">Existe um aside com um carousel de propaganda, e um footer com apenas meu nome.</text:span><text:tab/></text:p>
      <text:p text:style-name="P7"><text:tab/><text:span text:style-name="T8">Na página cadastro.html foi disponibilizado um formulário para cadastro de clientes, foi feita a validação de todos os campos do formulário, quando um campo não é preenchido corretamente uma mensagem de validação customizada é mostrada para o usuário. O layout do formulário foi feita para os tamanhos xs e lg, os layouts estão presentes no arquivo layout/cadastro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09:41:56.650498233</meta:creation-date>
    <meta:generator>LibreOffice/5.1.6.2$Linux_X86_64 LibreOffice_project/10m0$Build-2</meta:generator>
    <dc:date>2017-05-24T11:20:47.769584971</dc:date>
    <meta:editing-duration>PT1H24M9S</meta:editing-duration>
    <meta:editing-cycles>26</meta:editing-cycles>
    <meta:document-statistic meta:table-count="0" meta:image-count="0" meta:object-count="0" meta:page-count="1" meta:paragraph-count="9" meta:word-count="241" meta:character-count="1520" meta:non-whitespace-character-count="1279"/>
  </office:meta>
</office:document-meta>
</file>